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4157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4158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none" svg:stroke-width="0.019cm" svg:stroke-color="#6fb544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169cm" fo:min-width="0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49cm" svg:stroke-color="#6fb544" draw:marker-start-width="0.273cm" draw:marker-start-center="false" draw:marker-end-width="0.273cm" draw:marker-end-center="false" draw:fill="none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49cm" svg:stroke-color="#6fb544" draw:marker-start-width="0.273cm" draw:marker-start-center="false" draw:marker-end-width="0.273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4.264cm" svg:y1="13.824cm" svg:x2="7.702cm" svg:y2="13.824cm">
            <text:p/>
          </draw:line>
          <draw:line draw:style-name="gr1" draw:text-style-name="P1" draw:layer="layout" svg:x1="14.264cm" svg:y1="14.262cm" svg:x2="7.702cm" svg:y2="14.262cm">
            <text:p/>
          </draw:line>
          <draw:line draw:style-name="gr1" draw:text-style-name="P1" draw:layer="layout" svg:x1="14.264cm" svg:y1="14.699cm" svg:x2="7.702cm" svg:y2="14.699cm">
            <text:p/>
          </draw:line>
          <draw:line draw:style-name="gr1" draw:text-style-name="P1" draw:layer="layout" svg:x1="14.264cm" svg:y1="15.137cm" svg:x2="7.702cm" svg:y2="15.137cm">
            <text:p/>
          </draw:line>
          <draw:line draw:style-name="gr1" draw:text-style-name="P1" draw:layer="layout" svg:x1="14.264cm" svg:y1="15.574cm" svg:x2="7.702cm" svg:y2="15.574cm">
            <text:p/>
          </draw:line>
          <draw:line draw:style-name="gr1" draw:text-style-name="P1" draw:layer="layout" svg:x1="14.264cm" svg:y1="16.013cm" svg:x2="7.702cm" svg:y2="16.013cm">
            <text:p/>
          </draw:line>
          <draw:line draw:style-name="gr1" draw:text-style-name="P1" draw:layer="layout" svg:x1="14.264cm" svg:y1="16.449cm" svg:x2="7.702cm" svg:y2="16.449cm">
            <text:p/>
          </draw:line>
          <draw:line draw:style-name="gr1" draw:text-style-name="P1" draw:layer="layout" svg:x1="14.264cm" svg:y1="16.888cm" svg:x2="7.702cm" svg:y2="16.888cm">
            <text:p/>
          </draw:line>
          <draw:line draw:style-name="gr1" draw:text-style-name="P1" draw:layer="layout" svg:x1="14.264cm" svg:y1="13.387cm" svg:x2="7.702cm" svg:y2="13.387cm">
            <text:p/>
          </draw:line>
          <draw:line draw:style-name="gr1" draw:text-style-name="P1" draw:layer="layout" svg:x1="10.764cm" svg:y1="16.887cm" svg:x2="10.764cm" svg:y2="13.387cm">
            <text:p/>
          </draw:line>
          <draw:line draw:style-name="gr1" draw:text-style-name="P1" draw:layer="layout" svg:x1="10.327cm" svg:y1="16.887cm" svg:x2="10.327cm" svg:y2="13.387cm">
            <text:p/>
          </draw:line>
          <draw:line draw:style-name="gr1" draw:text-style-name="P1" draw:layer="layout" svg:x1="9.886cm" svg:y1="16.887cm" svg:x2="9.886cm" svg:y2="13.387cm">
            <text:p/>
          </draw:line>
          <draw:line draw:style-name="gr1" draw:text-style-name="P1" draw:layer="layout" svg:x1="9.452cm" svg:y1="16.887cm" svg:x2="9.452cm" svg:y2="13.387cm">
            <text:p/>
          </draw:line>
          <draw:line draw:style-name="gr1" draw:text-style-name="P1" draw:layer="layout" svg:x1="9.013cm" svg:y1="16.887cm" svg:x2="9.013cm" svg:y2="13.387cm">
            <text:p/>
          </draw:line>
          <draw:line draw:style-name="gr1" draw:text-style-name="P1" draw:layer="layout" svg:x1="8.577cm" svg:y1="16.887cm" svg:x2="8.577cm" svg:y2="13.387cm">
            <text:p/>
          </draw:line>
          <draw:line draw:style-name="gr1" draw:text-style-name="P1" draw:layer="layout" svg:x1="8.138cm" svg:y1="16.887cm" svg:x2="8.138cm" svg:y2="13.387cm">
            <text:p/>
          </draw:line>
          <draw:line draw:style-name="gr1" draw:text-style-name="P1" draw:layer="layout" svg:x1="7.702cm" svg:y1="16.887cm" svg:x2="7.702cm" svg:y2="13.387cm">
            <text:p/>
          </draw:line>
          <draw:line draw:style-name="gr1" draw:text-style-name="P1" draw:layer="layout" svg:x1="11.202cm" svg:y1="16.887cm" svg:x2="11.202cm" svg:y2="13.387cm">
            <text:p/>
          </draw:line>
          <draw:g>
            <draw:line draw:style-name="gr2" draw:text-style-name="P2" draw:layer="layout" svg:x1="10.678cm" svg:y1="15.05cm" svg:x2="10.853cm" svg:y2="15.226cm">
              <text:p/>
            </draw:line>
            <draw:line draw:style-name="gr3" draw:text-style-name="P2" draw:layer="layout" svg:x1="10.678cm" svg:y1="15.226cm" svg:x2="10.853cm" svg:y2="15.05cm">
              <text:p/>
            </draw:line>
          </draw:g>
          <draw:frame draw:style-name="gr4" draw:text-style-name="P4" draw:layer="layout" svg:width="0.777cm" svg:height="0.662cm" svg:x="10.656cm" svg:y="14.615cm">
            <draw:text-box>
              <text:p text:style-name="P3"><text:span text:style-name="T1">O</text:span></text:p>
            </draw:text-box>
          </draw:frame>
          <draw:line draw:style-name="gr1" draw:text-style-name="P1" draw:layer="layout" svg:x1="14.264cm" svg:y1="16.887cm" svg:x2="14.264cm" svg:y2="13.387cm">
            <text:p/>
          </draw:line>
          <draw:line draw:style-name="gr1" draw:text-style-name="P1" draw:layer="layout" svg:x1="13.823cm" svg:y1="16.887cm" svg:x2="13.823cm" svg:y2="13.387cm">
            <text:p/>
          </draw:line>
          <draw:line draw:style-name="gr1" draw:text-style-name="P1" draw:layer="layout" svg:x1="13.389cm" svg:y1="16.887cm" svg:x2="13.389cm" svg:y2="13.387cm">
            <text:p/>
          </draw:line>
          <draw:line draw:style-name="gr1" draw:text-style-name="P1" draw:layer="layout" svg:x1="12.95cm" svg:y1="16.887cm" svg:x2="12.95cm" svg:y2="13.387cm">
            <text:p/>
          </draw:line>
          <draw:line draw:style-name="gr1" draw:text-style-name="P1" draw:layer="layout" svg:x1="12.514cm" svg:y1="16.887cm" svg:x2="12.514cm" svg:y2="13.387cm">
            <text:p/>
          </draw:line>
          <draw:line draw:style-name="gr1" draw:text-style-name="P1" draw:layer="layout" svg:x1="12.075cm" svg:y1="16.887cm" svg:x2="12.075cm" svg:y2="13.387cm">
            <text:p/>
          </draw:line>
          <draw:line draw:style-name="gr1" draw:text-style-name="P1" draw:layer="layout" svg:x1="11.639cm" svg:y1="16.887cm" svg:x2="11.639cm" svg:y2="13.387cm">
            <text:p/>
          </draw:line>
          <draw:polyline draw:style-name="gr5" draw:text-style-name="P5" draw:layer="layout" svg:width="0.874cm" svg:height="0.874cm" svg:x="10.327cm" svg:y="13.824cm" svg:viewBox="0 0 875 875" draw:points="0,875 0,0 875,0 0,0 0,437 875,437 0,437">
            <text:p/>
          </draw:polyline>
          <draw:line draw:style-name="gr6" draw:text-style-name="P1" draw:layer="layout" svg:x1="9.886cm" svg:y1="13.824cm" svg:x2="9.886cm" svg:y2="14.699cm">
            <text:p/>
          </draw:line>
          <draw:polyline draw:style-name="gr5" draw:text-style-name="P5" draw:layer="layout" svg:width="0.874cm" svg:height="0.874cm" svg:x="11.639cm" svg:y="13.824cm" svg:viewBox="0 0 875 875" draw:points="0,875 875,0 875,875">
            <text:p/>
          </draw:polyline>
          <draw:polyline draw:style-name="gr5" draw:text-style-name="P5" draw:layer="layout" svg:width="0.874cm" svg:height="0.874cm" svg:x="11.639cm" svg:y="15.574cm" svg:viewBox="0 0 875 875" draw:points="875,0 875,875 0,0">
            <text:p/>
          </draw:polyline>
          <draw:line draw:style-name="gr5" draw:text-style-name="P5" draw:layer="layout" svg:x1="11.202cm" svg:y1="15.574cm" svg:x2="10.327cm" svg:y2="15.574cm">
            <text:p/>
          </draw:line>
          <draw:polyline draw:style-name="gr5" draw:text-style-name="P5" draw:layer="layout" svg:width="0.874cm" svg:height="0.436cm" svg:x="10.327cm" svg:y="16.013cm" svg:viewBox="0 0 875 437" draw:points="875,0 0,0 0,437">
            <text:p/>
          </draw:polyline>
          <draw:line draw:style-name="gr6" draw:text-style-name="P1" draw:layer="layout" svg:x1="9.886cm" svg:y1="15.574cm" svg:x2="9.886cm" svg:y2="16.449cm">
            <text:p/>
          </draw:line>
          <draw:line draw:style-name="gr6" draw:text-style-name="P1" draw:layer="layout" svg:x1="9.013cm" svg:y1="15.574cm" svg:x2="8.138cm" svg:y2="16.44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157" draw:display-name="Dashed (var) 4157" draw:style="rect" draw:dots1="1" draw:dots1-length="0.006cm" draw:dots2="1" draw:dots2-length="0.006cm" draw:distance="0.006cm"/>
    <draw:stroke-dash draw:name="Dashed_20__28_var_29__20_4158" draw:display-name="Dashed (var) 4158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4:05:34.952567024</meta:creation-date>
    <dc:date>2018-04-17T14:06:31.976262968</dc:date>
    <meta:editing-duration>PT57S</meta:editing-duration>
    <meta:editing-cycles>1</meta:editing-cycles>
    <meta:document-statistic meta:object-count="38"/>
    <meta:generator>LibreOffice/6.0.0.3$MacOSX_X86_64 LibreOffice_project/64a0f66915f38c6217de274f0aa8e15618924765</meta:generator>
  </office:meta>
</office:document-meta>
</file>